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750820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 style:list-style-name="L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 style:list-style-name="L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 style:list-style-name="L9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 style:list-style-name="L1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 style:list-style-name="L11">
      <style:paragraph-properties fo:margin-left="0cm" fo:margin-right="0cm" fo:text-indent="0cm" style:auto-text-indent="false"/>
    </style:style>
    <style:style style:name="P15" style:family="paragraph" style:parent-style-name="Text_20_body" style:list-style-name="L1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ext_20_body" style:list-style-name="L1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 style:list-style-name="L1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ext_20_body" style:list-style-name="L1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 style:list-style-name="L1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" style:list-style-name="L1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Text_20_body" style:list-style-name="L1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2" style:family="paragraph" style:parent-style-name="Text_20_body" style:list-style-name="L1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Text_20_body" style:list-style-name="L2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Text_20_body" style:list-style-name="L2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Text_20_body" style:list-style-name="L2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6" style:family="paragraph" style:parent-style-name="Text_20_body" style:list-style-name="L2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Text_20_body" style:list-style-name="L2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8" style:family="paragraph" style:parent-style-name="Text_20_body" style:list-style-name="L2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9" style:family="paragraph" style:parent-style-name="Text_20_body" style:list-style-name="L2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Text_20_body" style:list-style-name="L27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Text_20_body" style:list-style-name="L2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Text_20_body" style:list-style-name="L2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3" style:family="paragraph" style:parent-style-name="Text_20_body" style:list-style-name="L3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4" style:family="paragraph" style:parent-style-name="Text_20_body" style:list-style-name="L3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5" style:family="paragraph" style:parent-style-name="Text_20_body" style:list-style-name="L32">
      <style:text-properties fo:font-size="11pt" style:font-size-asian="11pt" style:font-size-complex="11pt"/>
    </style:style>
    <style:style style:name="P36" style:family="paragraph" style:parent-style-name="Text_20_body" style:list-style-name="L32"/>
    <style:style style:name="P37" style:family="paragraph" style:parent-style-name="Text_20_body" style:list-style-name="L33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ext_20_body" style:list-style-name="L3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9" style:family="paragraph" style:parent-style-name="Text_20_body" style:list-style-name="L35">
      <style:paragraph-properties fo:margin-left="0cm" fo:margin-right="0cm" fo:text-indent="0cm" style:auto-text-indent="false"/>
    </style:style>
    <style:style style:name="P40" style:family="paragraph" style:parent-style-name="Text_20_body" style:list-style-name="L3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1" style:family="paragraph" style:parent-style-name="Text_20_body" style:list-style-name="L3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2" style:family="paragraph" style:parent-style-name="Text_20_body" style:list-style-name="L3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3" style:family="paragraph" style:parent-style-name="Text_20_body" style:list-style-name="L3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4" style:family="paragraph" style:parent-style-name="Text_20_body" style:list-style-name="L4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5" style:family="paragraph" style:parent-style-name="Text_20_body" style:list-style-name="L4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6" style:family="paragraph" style:parent-style-name="Text_20_body" style:list-style-name="L4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7" style:family="paragraph" style:parent-style-name="Text_20_body" style:list-style-name="L4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8" style:family="paragraph" style:parent-style-name="Text_20_body" style:list-style-name="L4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9" style:family="paragraph" style:parent-style-name="Text_20_body" style:list-style-name="L4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0" style:family="paragraph" style:parent-style-name="Text_20_body" style:list-style-name="L4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1" style:family="paragraph" style:parent-style-name="Text_20_body" style:list-style-name="L47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52" style:family="paragraph" style:parent-style-name="Text_20_body" style:list-style-name="L4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3" style:family="paragraph" style:parent-style-name="Text_20_body" style:list-style-name="L4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4" style:family="paragraph" style:parent-style-name="Text_20_body" style:list-style-name="L5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5" style:family="paragraph" style:parent-style-name="Text_20_body" style:list-style-name="L5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6" style:family="paragraph" style:parent-style-name="Text_20_body" style:list-style-name="L5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7" style:family="paragraph" style:parent-style-name="Text_20_body" style:list-style-name="L5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8" style:family="paragraph" style:parent-style-name="Text_20_body" style:list-style-name="L5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9" style:family="paragraph" style:parent-style-name="Text_20_body" style:list-style-name="L5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0" style:family="paragraph" style:parent-style-name="Text_20_body" style:list-style-name="L5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1" style:family="paragraph" style:parent-style-name="Text_20_body" style:list-style-name="L5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2" style:family="paragraph" style:parent-style-name="Text_20_body" style:list-style-name="L5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3" style:family="paragraph" style:parent-style-name="Text_20_body" style:list-style-name="L5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4" style:family="paragraph" style:parent-style-name="Text_20_body" style:list-style-name="L6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5" style:family="paragraph" style:parent-style-name="Text_20_body" style:list-style-name="L6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6" style:family="paragraph" style:parent-style-name="Text_20_body" style:list-style-name="L6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7" style:family="paragraph" style:parent-style-name="Text_20_body" style:list-style-name="L6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8" style:family="paragraph" style:parent-style-name="Text_20_body" style:list-style-name="L6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9" style:family="paragraph" style:parent-style-name="Text_20_body" style:list-style-name="L6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0" style:family="paragraph" style:parent-style-name="Text_20_body" style:list-style-name="L6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1" style:family="paragraph" style:parent-style-name="Text_20_body" style:list-style-name="L6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2" style:family="paragraph" style:parent-style-name="Text_20_body" style:list-style-name="L6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3" style:family="paragraph" style:parent-style-name="Text_20_body" style:list-style-name="L6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4" style:family="paragraph" style:parent-style-name="Text_20_body" style:list-style-name="L7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5" style:family="paragraph" style:parent-style-name="Text_20_body" style:list-style-name="L7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6" style:family="paragraph" style:parent-style-name="Standard">
      <style:text-properties fo:font-size="11pt" style:font-size-asian="11pt" style:font-size-complex="11pt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T3" style:family="text">
      <style:text-properties fo:font-size="11pt" fo:language="cs" fo:country="CZ" style:font-size-asian="11pt" style:font-size-complex="11pt"/>
    </style:style>
    <style:style style:name="T4" style:family="text">
      <style:text-properties fo:font-size="11pt" fo:language="cs" fo:country="CZ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7. Aplikační vrstva modelu ISO/OSI – detailní zpracování</text:span> </text:p>
      <text:p text:style-name="P2"><text:span text:style-name="T1">Aplikační vrstva je nejvyšší vrstvou v modelu ISO/OSI a je zodpovědná za interakci mezi uživatelskými aplikacemi a podkladovými vrstvami sítě. Tento model je zjednodušením komunikace, která se uskutečňuje mezi počítači v síti, a aplikační vrstva se postará o to, aby uživatelé nebo aplikace mohli efektivně komunikovat.</text:span> </text:p>
      <text:p text:style-name="P2"><draw:frame draw:style-name="fr1" draw:name="Obrázek1" text:anchor-type="as-char" svg:width="0.041cm" svg:height="0.041cm" draw:z-index="0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Pozice vrstvy v modelu a její funkce:</text:span> </text:p>
      <text:list text:style-name="L1">
        <text:list-item>
          <text:p text:style-name="P4"><text:span text:style-name="T1">Pozice v modelu:</text:span> </text:p>
        </text:list-item>
      </text:list>
      <text:list text:style-name="L2">
        <text:list-item>
          <text:list>
            <text:list-item>
              <text:p text:style-name="P5"><text:span text:style-name="T1">Aplikační vrstva je na 7. pozici</text:span> <text:span text:style-name="T1">v modelu ISO/OSI.</text:span> </text:p>
            </text:list-item>
          </text:list>
        </text:list-item>
      </text:list>
      <text:list text:style-name="L3">
        <text:list-item>
          <text:list>
            <text:list-item>
              <text:p text:style-name="P6"><text:span text:style-name="T1">Leží nad všemi ostatními vrstvami a zajišťuje přímý přístup aplikací k síti.</text:span> </text:p>
            </text:list-item>
          </text:list>
        </text:list-item>
      </text:list>
      <text:list text:style-name="L4">
        <text:list-item>
          <text:list>
            <text:list-item>
              <text:p text:style-name="P7"><text:span text:style-name="T1">Aplikační vrstva je jedinou vrstvou, která je v přímém kontaktu s uživatelskými aplikacemi.</text:span> </text:p>
            </text:list-item>
          </text:list>
        </text:list-item>
      </text:list>
      <text:list text:style-name="L5">
        <text:list-item>
          <text:p text:style-name="P8"><text:span text:style-name="T2">Funkce</text:span><text:span text:style-name="T1">:</text:span> </text:p>
        </text:list-item>
      </text:list>
      <text:list text:style-name="L6">
        <text:list-item>
          <text:list>
            <text:list-item>
              <text:p text:style-name="P9"><text:span text:style-name="T2">Poskytování rozhraní pro aplikace</text:span><text:span text:style-name="T1">:</text:span> <text:span text:style-name="T1">Aplikační vrstva poskytuje aplikacím služby pro komunikaci přes síť. Tento proces obvykle zahrnuje zasílání požadavků na jiné zařízení nebo server.</text:span> </text:p>
            </text:list-item>
          </text:list>
        </text:list-item>
      </text:list>
      <text:list text:style-name="L7">
        <text:list-item>
          <text:list>
            <text:list-item>
              <text:p text:style-name="P10"><text:span text:style-name="T2">Sběr a zpracování dat</text:span><text:span text:style-name="T1">:</text:span> <text:span text:style-name="T1">Vrstva se podílí na sběru dat a jejich přípravě pro přenos do nižších vrstev. To může zahrnovat kódování dat do specifického formátu nebo šifrování pro bezpečnostní účely.</text:span> </text:p>
            </text:list-item>
          </text:list>
        </text:list-item>
      </text:list>
      <text:list text:style-name="L8">
        <text:list-item>
          <text:list>
            <text:list-item>
              <text:p text:style-name="P11"><text:span text:style-name="T2">Řízení komunikace mezi aplikacemi</text:span><text:span text:style-name="T1">:</text:span> <text:span text:style-name="T1">Aplikační vrstva se stará o to, aby data byla správně směrována mezi aplikacemi, které jsou na různých zařízeních v síti.</text:span> </text:p>
            </text:list-item>
          </text:list>
        </text:list-item>
      </text:list>
      <text:p text:style-name="P2"><draw:frame draw:style-name="fr1" draw:name="Obrázek2" text:anchor-type="as-char" svg:width="0.041cm" svg:height="0.041cm" draw:z-index="1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DNS systém, WWW služba, URL</text:span> </text:p>
      <text:list text:style-name="L9">
        <text:list-item>
          <text:p text:style-name="P12"><text:span text:style-name="T1">DNS (Domain Name System):</text:span> </text:p>
        </text:list-item>
      </text:list>
      <text:list text:style-name="L10">
        <text:list-item>
          <text:list>
            <text:list-item>
              <text:p text:style-name="P13"><text:span text:style-name="T2">Účel</text:span><text:span text:style-name="T1">:</text:span> 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14"><text:span text:style-name="T3">DNS slouží k překladu </text:span><text:span text:style-name="T4">doménových jmen</text:span><text:span text:style-name="T5"> </text:span><text:span text:style-name="T3">na </text:span><text:span text:style-name="T4">IP adresy</text:span><text:span text:style-name="T3">. To znamená, že když zadáme webovou adresu (např. </text:span><text:a xlink:type="simple" xlink:href="http://www.google.com/" office:target-frame-name="_blank" xlink:show="new" text:style-name="Internet_20_link" text:visited-style-name="Visited_20_Internet_20_Link"><text:span text:style-name="T3">www.google.com</text:span></text:a><text:span text:style-name="T3">), DNS server přeloží toto jméno na IP adresu serveru, který tuto stránku hostuje.</text:span><text:span text:style-name="T5"> </text:span>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p text:style-name="P15"><text:span text:style-name="T2">Funkce</text:span><text:span text:style-name="T1">:</text:span> 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16"><text:span text:style-name="T1">Umožňuje uživatelům připojit se k webovým stránkám a jiným službám pomocí snadno zapamatovatelných jmen místo číselných IP adres.</text:span> </text:p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p text:style-name="P17"><text:span text:style-name="T2">Struktura</text:span><text:span text:style-name="T1">:</text:span> 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18"><text:span text:style-name="T1">DNS používá </text:span><text:span text:style-name="T2">hierarchickou strukturu</text:span> <text:span text:style-name="T1">domén, přičemž každá doména může mít poddomény.</text:span> 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19"><text:span text:style-name="T1">Nejvyšší úroveň začíná doménou nejvyššího řádu (např. ".com", ".org"), následuje název domény a případné subdomény.</text:span> 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p text:style-name="P20"><text:span text:style-name="T2">Princip komunikace</text:span><text:span text:style-name="T1">:</text:span> </text:p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21"><text:soft-page-break/><text:span text:style-name="T1">Při zadání doménového jména je odeslán DNS dotaz na příslušný DNS server, který vrátí odpověď ve formě IP adresy.</text:span> </text:p>
                </text:list-item>
              </text:list>
            </text:list-item>
          </text:list>
        </text:list-item>
      </text:list>
      <text:list text:style-name="L19">
        <text:list-item>
          <text:p text:style-name="P22"><text:span text:style-name="T2">WWW služba (World Wide Web):</text:span> </text:p>
        </text:list-item>
      </text:list>
      <text:list text:style-name="L20">
        <text:list-item>
          <text:list>
            <text:list-item>
              <text:p text:style-name="P23"><text:span text:style-name="T2">Účel</text:span><text:span text:style-name="T1">:</text:span> </text:p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p text:style-name="P24"><text:span text:style-name="T1">WWW poskytuje způsob pro vyhledávání a zobrazování dokumentů a zdrojů na internetu pomocí prohlížeče. Tento obsah je obvykle dostupný ve formátu HTML (HyperText Markup Language).</text:span> </text:p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p text:style-name="P25"><text:span text:style-name="T2">Funkce</text:span><text:span text:style-name="T1">:</text:span> </text:p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p text:style-name="P26"><text:span text:style-name="T1">Webové stránky jsou hostovány na serverech a jsou přístupné prostřednictvím internetového prohlížeče, který používá protokol HTTP nebo HTTPS.</text:span> </text:p>
                </text:list-item>
              </text:list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27"><text:span text:style-name="T1">WWW umožňuje propojení mezi různými stránkami prostřednictvím hypertextových odkazů (linků).</text:span> </text:p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p text:style-name="P28"><text:span text:style-name="T2">Protokol</text:span><text:span text:style-name="T1">:</text:span> </text:p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p text:style-name="P29"><text:span text:style-name="T2">HTTP (HyperText Transfer Protocol)</text:span> <text:span text:style-name="T1">je protokol, který WWW používá k přenosu dat (stránek) mezi webovými servery a klienty (např. prohlížeči).</text:span> </text:p>
                </text:list-item>
              </text:list>
            </text:list-item>
          </text:list>
        </text:list-item>
      </text:list>
      <text:list text:style-name="L27">
        <text:list-item>
          <text:p text:style-name="P30"><text:span text:style-name="T1">URL (Uniform Resource Locator):</text:span> </text:p>
        </text:list-item>
      </text:list>
      <text:list text:style-name="L28">
        <text:list-item>
          <text:list>
            <text:list-item>
              <text:p text:style-name="P31"><text:span text:style-name="T2">Účel</text:span><text:span text:style-name="T1">:</text:span> </text:p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p text:style-name="P32"><text:span text:style-name="T1">URL je jedinečný identifikátor pro zdroje na internetu.</text:span> </text:p>
                </text:list-item>
              </text:list>
            </text:list-item>
          </text:list>
        </text:list-item>
      </text:list>
      <text:list text:style-name="L30">
        <text:list-item>
          <text:list>
            <text:list-item>
              <text:p text:style-name="P33"><text:span text:style-name="T2">Struktura</text:span><text:span text:style-name="T1">:</text:span> </text:p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p text:style-name="P34"><text:span text:style-name="T1">URL se skládá z několika částí:</text:span> </text:p>
                </text:list-item>
              </text:list>
            </text:list-item>
          </text:list>
        </text:list-item>
      </text:list>
      <text:list text:style-name="L3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5"><text:span text:style-name="T2">Protokol (HTTP, HTTPS, FTP, atd.)</text:span><text:span text:style-name="T6"> </text:span>– <text:span text:style-name="T1">určuje, jaký protokol bude použit pro komunikaci.</text:span> </text:p>
                            </text:list-item>
                            <text:list-item>
                              <text:p text:style-name="P36"><text:span text:style-name="T4">Doménové jméno (např. </text:span><text:a xlink:type="simple" xlink:href="http://www.google.com/" office:target-frame-name="_blank" xlink:show="new" text:style-name="Internet_20_link" text:visited-style-name="Visited_20_Internet_20_Link"><text:span text:style-name="T4">www.google.com</text:span></text:a><text:span text:style-name="T4">)</text:span><text:span text:style-name="T5"> – </text:span><text:span text:style-name="T3">specifikuje server.</text:span><text:span text:style-name="T5"> </text:span></text:p>
                            </text:list-item>
                            <text:list-item>
                              <text:p text:style-name="P35"><text:span text:style-name="T2">Cesta</text:span> – <text:span text:style-name="T1">určuje konkrétní soubor nebo stránku na serveru (např. /about).</text:span> </text:p>
                            </text:list-item>
                            <text:list-item>
                              <text:p text:style-name="P35"><text:span text:style-name="T2">Volitelně port a parametry (např. ?id=123)</text:span><text:span text:style-name="T1">.</text:span> 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Obrázek3" text:anchor-type="as-char" svg:width="0.041cm" svg:height="0.041cm" draw:z-index="2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2">Základní protokoly</text:span><text:span text:style-name="T1">:</text:span><text:span text:style-name="T2"> účel/funkce, struktura, princip komunikace, stavové kódy</text:span><text:span text:style-name="T6"> </text:span></text:p>
      <text:list text:style-name="L33">
        <text:list-item>
          <text:p text:style-name="P37"><text:span text:style-name="T1">HTTP (HyperText Transfer Protocol):</text:span> </text:p>
        </text:list-item>
      </text:list>
      <text:list text:style-name="L34">
        <text:list-item>
          <text:list>
            <text:list-item>
              <text:p text:style-name="P38"><text:span text:style-name="T2">Účel</text:span><text:span text:style-name="T1">:</text:span> </text:p>
            </text:list-item>
          </text:list>
        </text:list-item>
      </text:list>
      <text:list text:style-name="L35">
        <text:list-item>
          <text:list>
            <text:list-item>
              <text:list>
                <text:list-item>
                  <text:p text:style-name="P39"><text:span text:style-name="T3">HTTP je protokol používaný pro přenos hypertextových dokumentů (stránek) v rámci </text:span><text:a xlink:type="simple" xlink:href="http://www/" office:target-frame-name="_blank" xlink:show="new" text:style-name="Internet_20_link" text:visited-style-name="Visited_20_Internet_20_Link"><text:span text:style-name="T3">WWW</text:span></text:a><text:span text:style-name="T3">.</text:span><text:span text:style-name="T5"> </text:span></text:p>
                </text:list-item>
              </text:list>
            </text:list-item>
          </text:list>
        </text:list-item>
      </text:list>
      <text:list text:style-name="L36">
        <text:list-item>
          <text:list>
            <text:list-item>
              <text:p text:style-name="P40"><text:span text:style-name="T2">Funkce</text:span><text:span text:style-name="T1">:</text:span> </text:p>
            </text:list-item>
          </text:list>
        </text:list-item>
      </text:list>
      <text:list text:style-name="L37">
        <text:list-item>
          <text:list>
            <text:list-item>
              <text:list>
                <text:list-item>
                  <text:p text:style-name="P41"><text:span text:style-name="T1">Definuje, jak jsou požadavky na server a odpovědi serveru strukturovány.</text:span> </text:p>
                </text:list-item>
              </text:list>
            </text:list-item>
          </text:list>
        </text:list-item>
      </text:list>
      <text:list text:style-name="L38">
        <text:list-item>
          <text:list>
            <text:list-item>
              <text:p text:style-name="P42"><text:span text:style-name="T2">Struktura</text:span><text:span text:style-name="T1">:</text:span> 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43"><text:span text:style-name="T2">Požadavek</text:span><text:span text:style-name="T1">:</text:span> <text:span text:style-name="T1">Klient (např. webový prohlížeč) odesílá požadavek s metodou (GET, POST, PUT, DELETE) a cílovou URL.</text:span> </text:p>
                </text:list-item>
              </text:list>
            </text:list-item>
          </text:list>
        </text:list-item>
      </text:list>
      <text:list text:style-name="L40">
        <text:list-item>
          <text:list>
            <text:list-item>
              <text:list>
                <text:list-item>
                  <text:p text:style-name="P44"><text:soft-page-break/><text:span text:style-name="T2">Odpověď</text:span><text:span text:style-name="T1">:</text:span> <text:span text:style-name="T1">Server vrací odpověď, která může obsahovat HTML dokument, obrázky, nebo jiné soubory.</text:span> </text:p>
                </text:list-item>
              </text:list>
            </text:list-item>
          </text:list>
        </text:list-item>
      </text:list>
      <text:list text:style-name="L41">
        <text:list-item>
          <text:list>
            <text:list-item>
              <text:p text:style-name="P45"><text:span text:style-name="T2">Princip komunikace</text:span><text:span text:style-name="T1">:</text:span> </text:p>
            </text:list-item>
          </text:list>
        </text:list-item>
      </text:list>
      <text:list text:style-name="L42">
        <text:list-item>
          <text:list>
            <text:list-item>
              <text:list>
                <text:list-item>
                  <text:p text:style-name="P46"><text:span text:style-name="T1">Klient odešle požadavek na server a server vrátí odpověď, která obsahuje data pro zobrazení na straně klienta.</text:span> </text:p>
                </text:list-item>
              </text:list>
            </text:list-item>
          </text:list>
        </text:list-item>
      </text:list>
      <text:list text:style-name="L43">
        <text:list-item>
          <text:list>
            <text:list-item>
              <text:p text:style-name="P47"><text:span text:style-name="T2">Stavové kódy</text:span><text:span text:style-name="T1">:</text:span> </text:p>
            </text:list-item>
          </text:list>
        </text:list-item>
      </text:list>
      <text:list text:style-name="L44">
        <text:list-item>
          <text:list>
            <text:list-item>
              <text:list>
                <text:list-item>
                  <text:p text:style-name="P48"><text:span text:style-name="T2">200 OK</text:span> – <text:span text:style-name="T1">požadavek byl úspěšně zpracován.</text:span> </text:p>
                </text:list-item>
              </text:list>
            </text:list-item>
          </text:list>
        </text:list-item>
      </text:list>
      <text:list text:style-name="L45">
        <text:list-item>
          <text:list>
            <text:list-item>
              <text:list>
                <text:list-item>
                  <text:p text:style-name="P49"><text:span text:style-name="T2">404 Not Found</text:span> – <text:span text:style-name="T1">požadovaná stránka nebyla nalezena.</text:span> </text:p>
                </text:list-item>
              </text:list>
            </text:list-item>
          </text:list>
        </text:list-item>
      </text:list>
      <text:list text:style-name="L46">
        <text:list-item>
          <text:list>
            <text:list-item>
              <text:list>
                <text:list-item>
                  <text:p text:style-name="P50"><text:span text:style-name="T2">500 Internal Server Error</text:span> – <text:span text:style-name="T1">došlo k chybě na straně serveru.</text:span> </text:p>
                </text:list-item>
              </text:list>
            </text:list-item>
          </text:list>
        </text:list-item>
      </text:list>
      <text:list text:style-name="L47">
        <text:list-item>
          <text:p text:style-name="P51"><text:span text:style-name="T1">FTP (File Transfer Protocol):</text:span> </text:p>
        </text:list-item>
      </text:list>
      <text:list text:style-name="L48">
        <text:list-item>
          <text:list>
            <text:list-item>
              <text:p text:style-name="P52"><text:span text:style-name="T2">Účel</text:span><text:span text:style-name="T1">:</text:span> </text:p>
            </text:list-item>
          </text:list>
        </text:list-item>
      </text:list>
      <text:list text:style-name="L49">
        <text:list-item>
          <text:list>
            <text:list-item>
              <text:list>
                <text:list-item>
                  <text:p text:style-name="P53"><text:span text:style-name="T1">FTP se používá pro přenos souborů mezi klientem a serverem.</text:span> </text:p>
                </text:list-item>
              </text:list>
            </text:list-item>
          </text:list>
        </text:list-item>
      </text:list>
      <text:list text:style-name="L50">
        <text:list-item>
          <text:list>
            <text:list-item>
              <text:p text:style-name="P54"><text:span text:style-name="T2">Funkce</text:span><text:span text:style-name="T1">:</text:span> </text:p>
            </text:list-item>
          </text:list>
        </text:list-item>
      </text:list>
      <text:list text:style-name="L51">
        <text:list-item>
          <text:list>
            <text:list-item>
              <text:list>
                <text:list-item>
                  <text:p text:style-name="P55"><text:span text:style-name="T1">Umožňuje uživatelům nahrávat, stahovat, přejmenovávat nebo mazat soubory na serveru.</text:span> </text:p>
                </text:list-item>
              </text:list>
            </text:list-item>
          </text:list>
        </text:list-item>
      </text:list>
      <text:list text:style-name="L52">
        <text:list-item>
          <text:list>
            <text:list-item>
              <text:p text:style-name="P56"><text:span text:style-name="T2">Struktura</text:span><text:span text:style-name="T1">:</text:span> </text:p>
            </text:list-item>
          </text:list>
        </text:list-item>
      </text:list>
      <text:list text:style-name="L53">
        <text:list-item>
          <text:list>
            <text:list-item>
              <text:list>
                <text:list-item>
                  <text:p text:style-name="P57"><text:span text:style-name="T1">Používá dvě komunikační spojení – jedno pro příkazy a druhé pro přenos dat.</text:span> </text:p>
                </text:list-item>
              </text:list>
            </text:list-item>
          </text:list>
        </text:list-item>
      </text:list>
      <text:list text:style-name="L54">
        <text:list-item>
          <text:list>
            <text:list-item>
              <text:p text:style-name="P58"><text:span text:style-name="T2">Princip komunikace</text:span><text:span text:style-name="T1">:</text:span> </text:p>
            </text:list-item>
          </text:list>
        </text:list-item>
      </text:list>
      <text:list text:style-name="L55">
        <text:list-item>
          <text:list>
            <text:list-item>
              <text:list>
                <text:list-item>
                  <text:p text:style-name="P59"><text:span text:style-name="T1">Klient odesílá příkazy serveru pro přenos souborů a server vrací odpovědi.</text:span> </text:p>
                </text:list-item>
              </text:list>
            </text:list-item>
          </text:list>
        </text:list-item>
      </text:list>
      <text:p text:style-name="P2"><draw:frame draw:style-name="fr1" draw:name="Obrázek4" text:anchor-type="as-char" svg:width="0.041cm" svg:height="0.041cm" draw:z-index="3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Elektronická pošta: účel/funkce, protokoly, princip komunikace</text:span> </text:p>
      <text:list text:style-name="L56">
        <text:list-item>
          <text:p text:style-name="P60"><text:span text:style-name="T2">Účel elektronické pošty:</text:span> </text:p>
        </text:list-item>
      </text:list>
      <text:list text:style-name="L57">
        <text:list-item>
          <text:list>
            <text:list-item>
              <text:p text:style-name="P61"><text:span text:style-name="T1">Elektronická pošta (e-mail) umožňuje uživatelům odesílat a přijímat zprávy a přílohy mezi různými zařízeními a uživatelskými účty.</text:span> </text:p>
            </text:list-item>
          </text:list>
        </text:list-item>
      </text:list>
      <text:list text:style-name="L58">
        <text:list-item>
          <text:list>
            <text:list-item>
              <text:p text:style-name="P62"><text:span text:style-name="T1">E-mail je rychlý a efektivní způsob, jak komunikovat na dálku.</text:span> </text:p>
            </text:list-item>
          </text:list>
        </text:list-item>
      </text:list>
      <text:list text:style-name="L59">
        <text:list-item>
          <text:p text:style-name="P63"><text:span text:style-name="T2">Protokoly</text:span><text:span text:style-name="T1">:</text:span> </text:p>
        </text:list-item>
      </text:list>
      <text:list text:style-name="L60">
        <text:list-item>
          <text:list>
            <text:list-item>
              <text:p text:style-name="P64"><text:span text:style-name="T2">SMTP (Simple Mail Transfer Protocol)</text:span><text:span text:style-name="T1">:</text:span> </text:p>
            </text:list-item>
          </text:list>
        </text:list-item>
      </text:list>
      <text:list text:style-name="L61">
        <text:list-item>
          <text:list>
            <text:list-item>
              <text:list>
                <text:list-item>
                  <text:p text:style-name="P65"><text:span text:style-name="T2">Účel</text:span><text:span text:style-name="T1">:</text:span> <text:span text:style-name="T1">Protokol používaný pro odesílání e-mailů ze serveru na server.</text:span> </text:p>
                </text:list-item>
              </text:list>
            </text:list-item>
          </text:list>
        </text:list-item>
      </text:list>
      <text:list text:style-name="L62">
        <text:list-item>
          <text:list>
            <text:list-item>
              <text:list>
                <text:list-item>
                  <text:p text:style-name="P66"><text:span text:style-name="T2">Princip</text:span><text:span text:style-name="T1">:</text:span> <text:span text:style-name="T1">Odesílá zprávy mezi e-mailovými servery.</text:span> </text:p>
                </text:list-item>
              </text:list>
            </text:list-item>
          </text:list>
        </text:list-item>
      </text:list>
      <text:list text:style-name="L63">
        <text:list-item>
          <text:list>
            <text:list-item>
              <text:p text:style-name="P67"><text:span text:style-name="T2">POP3 (Post Office Protocol 3)</text:span><text:span text:style-name="T1">:</text:span> </text:p>
            </text:list-item>
          </text:list>
        </text:list-item>
      </text:list>
      <text:list text:style-name="L64">
        <text:list-item>
          <text:list>
            <text:list-item>
              <text:list>
                <text:list-item>
                  <text:p text:style-name="P68"><text:span text:style-name="T2">Účel</text:span><text:span text:style-name="T1">:</text:span> <text:span text:style-name="T1">Používá se pro stahování e-mailů ze serveru na klienta.</text:span> </text:p>
                </text:list-item>
              </text:list>
            </text:list-item>
          </text:list>
        </text:list-item>
      </text:list>
      <text:list text:style-name="L65">
        <text:list-item>
          <text:list>
            <text:list-item>
              <text:list>
                <text:list-item>
                  <text:p text:style-name="P69"><text:span text:style-name="T2">Princip</text:span><text:span text:style-name="T1">:</text:span> <text:span text:style-name="T1">Klient si stáhne všechny zprávy na svůj počítač a zprávy jsou na serveru obvykle smazány.</text:span> </text:p>
                </text:list-item>
              </text:list>
            </text:list-item>
          </text:list>
        </text:list-item>
      </text:list>
      <text:list text:style-name="L66">
        <text:list-item>
          <text:list>
            <text:list-item>
              <text:p text:style-name="P70"><text:span text:style-name="T2">IMAP (Internet Message Access Protocol)</text:span><text:span text:style-name="T1">:</text:span> </text:p>
            </text:list-item>
          </text:list>
        </text:list-item>
      </text:list>
      <text:list text:style-name="L67">
        <text:list-item>
          <text:list>
            <text:list-item>
              <text:list>
                <text:list-item>
                  <text:p text:style-name="P71"><text:span text:style-name="T2">Účel</text:span><text:span text:style-name="T1">:</text:span> <text:span text:style-name="T1">Umožňuje klientovi přistupovat k e-mailům uloženým na serveru bez jejich stahování.</text:span> </text:p>
                </text:list-item>
              </text:list>
            </text:list-item>
          </text:list>
        </text:list-item>
      </text:list>
      <text:list text:style-name="L68">
        <text:list-item>
          <text:list>
            <text:list-item>
              <text:list>
                <text:list-item>
                  <text:p text:style-name="P72"><text:soft-page-break/><text:span text:style-name="T2">Princip</text:span><text:span text:style-name="T1">:</text:span> <text:span text:style-name="T1">Uživatel má přístup k e-mailům na serveru a může je třídit a spravovat.</text:span> </text:p>
                </text:list-item>
              </text:list>
            </text:list-item>
          </text:list>
        </text:list-item>
      </text:list>
      <text:list text:style-name="L69">
        <text:list-item>
          <text:p text:style-name="P73"><text:span text:style-name="T2">Princip komunikace</text:span><text:span text:style-name="T1">:</text:span> </text:p>
        </text:list-item>
      </text:list>
      <text:list text:style-name="L70">
        <text:list-item>
          <text:list>
            <text:list-item>
              <text:list>
                <text:list-item>
                  <text:p text:style-name="P74"><text:span text:style-name="T1">E-mailová komunikace probíhá tak, že odesílatel používá SMTP pro odeslání zprávy na e-mailový server, který ji doručí na příjemcův server, odkud ji příjemce může stáhnout pomocí POP3 nebo IMAP.</text:span> </text:p>
                </text:list-item>
              </text:list>
            </text:list-item>
          </text:list>
        </text:list-item>
      </text:list>
      <text:list text:style-name="L71">
        <text:list-item>
          <text:list>
            <text:list-item>
              <text:list>
                <text:list-item>
                  <text:p text:style-name="P75"><text:span text:style-name="T1">E-mailové klienty (např. Outlook, Thunderbird) komunikují se servery prostřednictvím těchto protokolů.</text:span> </text:p>
                </text:list-item>
              </text:list>
            </text:list-item>
          </text:list>
        </text:list-item>
      </text:list>
      <text:p text:style-name="P2"><draw:frame draw:style-name="fr1" draw:name="Obrázek5" text:anchor-type="as-char" svg:width="0.041cm" svg:height="0.041cm" draw:z-index="4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2">Závěr</text:span><text:span text:style-name="T1">:</text:span> </text:p>
      <text:p text:style-name="P2"><text:span text:style-name="T1">Aplikační vrstva modelu ISO/OSI zajišťuje konektivitu mezi aplikacemi a podkladovými vrstvami. Pomocí protokolů jako DNS, HTTP, FTP, SMTP, IMAP a POP3 se uskutečňuje široká škála internetových služeb od webových stránek po elektronickou poštu. Každý protokol má svou specifickou roli v zajištění efektivní a spolehlivé komunikace mezi uživatelskými aplikacemi a servery.</text:span> </text:p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8:01:26.350000000</meta:creation-date>
    <dc:date>2025-01-20T18:11:21.722000000</dc:date>
    <meta:editing-duration>PT9M55S</meta:editing-duration>
    <meta:editing-cycles>1</meta:editing-cycles>
    <meta:document-statistic meta:table-count="0" meta:image-count="5" meta:object-count="0" meta:page-count="4" meta:paragraph-count="87" meta:word-count="869" meta:character-count="5759" meta:non-whitespace-character-count="4951"/>
    <meta:generator>LibreOffice/24.8.4.2$Windows_X86_64 LibreOffice_project/bb3cfa12c7b1bf994ecc5649a80400d06cd71002</meta:generator>
  </office:meta>
</office:document-meta>
</file>